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7.352cm"/>
    </style:style>
    <style:style style:name="co12" style:family="table-column">
      <style:table-column-properties fo:break-before="auto" style:column-width="5.2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8.087cm"/>
    </style:style>
    <style:style style:name="co16" style:family="table-column">
      <style:table-column-properties fo:break-before="auto" style:column-width="8.414cm"/>
    </style:style>
    <style:style style:name="co17" style:family="table-column">
      <style:table-column-properties fo:break-before="auto" style:column-width="7.652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7.978cm"/>
    </style:style>
    <style:style style:name="co21" style:family="table-column">
      <style:table-column-properties fo:break-before="auto" style:column-width="8.959cm"/>
    </style:style>
    <style:style style:name="co22" style:family="table-column">
      <style:table-column-properties fo:break-before="auto" style:column-width="8.74cm"/>
    </style:style>
    <style:style style:name="co23" style:family="table-column">
      <style:table-column-properties fo:break-before="auto" style:column-width="7.788cm"/>
    </style:style>
    <style:style style:name="co24" style:family="table-column">
      <style:table-column-properties fo:break-before="auto" style:column-width="5.636cm"/>
    </style:style>
    <style:style style:name="co25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90" style:family="table-cell" style:parent-style-name="Default">
      <style:table-cell-properties fo:background-color="#92e285"/>
    </style:style>
    <style:style style:name="ce92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95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7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7" office:value-type="string" calcext:value-type="string">
            <text:p>C – N</text:p>
          </table:table-cell>
          <table:table-cell table:style-name="ce67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8" office:value-type="string" calcext:value-type="string">
            <text:p>B -C</text:p>
          </table:table-cell>
          <table:table-cell table:style-name="ce68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B – J</text:p>
          </table:table-cell>
          <table:table-cell table:style-name="ce69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</table:table>
      <table:table table:name="Calculu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</table:table>
      <table:table table:name="Complex analysis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82" office:value-type="string" calcext:value-type="string">
            <text:p>A – I</text:p>
          </table:table-cell>
          <table:table-cell table:style-name="ce82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84" office:value-type="string" calcext:value-type="string">
            <text:p>A – K</text:p>
          </table:table-cell>
          <table:table-cell table:style-name="ce84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3"><text:a xlink:href="https://en.wikipedia.org/wiki/Combinatorics" xlink:type="simple">Combinatorics</text:a></text:span><text:span text:style-name="T3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B – K</text:p>
          </table:table-cell>
          <table:table-cell table:style-name="ce85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A – L</text:p>
          </table:table-cell>
          <table:table-cell table:style-name="ce92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95" office:value-type="string" calcext:value-type="string">
            <text:p>A – B</text:p>
          </table:table-cell>
          <table:table-cell table:style-name="ce95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</table:table>
      <table:table table:name="Geometry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96" office:value-type="string" calcext:value-type="string">
            <text:p>A – J</text:p>
          </table:table-cell>
          <table:table-cell table:style-name="ce96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98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98" office:value-type="string" calcext:value-type="string">
            <text:p>A – H</text:p>
          </table:table-cell>
          <table:table-cell table:style-name="ce98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100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100" office:value-type="string" calcext:value-type="string">
            <text:p>A – I</text:p>
          </table:table-cell>
          <table:table-cell table:style-name="ce100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</table:table>
      <table:table table:name="Mathematical logic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05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05" office:value-type="string" calcext:value-type="string">
            <text:p>B – K</text:p>
          </table:table-cell>
          <table:table-cell table:style-name="ce105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table table:name="Number Theorems" table:style-name="ta1">
        <table:table-column table:style-name="co20" table:default-cell-style-name="Default"/>
        <table:table-column table:style-name="co16" table:default-cell-style-name="Default"/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15 – E</text:p>
          </table:table-cell>
          <table:table-cell table:style-name="ce6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H – P</text:p>
          </table:table-cell>
          <table:table-cell table:style-name="ce6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8" office:value-type="string" calcext:value-type="string">
            <text:p>D – G</text:p>
          </table:table-cell>
          <table:table-cell table:style-name="ce68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106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106" office:value-type="string" calcext:value-type="string">
            <text:p>B – J</text:p>
          </table:table-cell>
          <table:table-cell table:style-name="ce106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/>
        </table:table-row>
      </table:table>
      <table:table table:name="Physics Theorems" table:style-name="ta1">
        <table:table-column table:style-name="co21" table:default-cell-style-name="Default"/>
        <table:table-column table:style-name="co14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08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108" office:value-type="string" calcext:value-type="string">
            <text:p>B – J</text:p>
          </table:table-cell>
          <table:table-cell table:style-name="ce108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109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L</text:p>
          </table:table-cell>
          <table:table-cell table:style-name="ce109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111" office:value-type="string" calcext:value-type="string">
            <text:p>B – N</text:p>
          </table:table-cell>
          <table:table-cell table:style-name="ce11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112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112" office:value-type="string" calcext:value-type="string">
            <text:p>B – L</text:p>
          </table:table-cell>
          <table:table-cell table:style-name="ce112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535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Number Theorems'.A3:'Number Theorems'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8:41:33.0701823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1T20:28:41.313533307</dc:date>
    <meta:editing-duration>PT4H14M40S</meta:editing-duration>
    <meta:editing-cycles>58</meta:editing-cycles>
    <meta:generator>LibreOffice/7.2.1.2$Linux_X86_64 LibreOffice_project/20$Build-2</meta:generator>
    <meta:document-statistic meta:table-count="13" meta:cell-count="4097" meta:object-count="0"/>
  </office:meta>
</office:document-meta>
</file>